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700000035D98C8F54.gif"/>
  <manifest:file-entry manifest:media-type="image/png" manifest:full-path="Pictures/100002010000014200000257307710A2.png"/>
  <manifest:file-entry manifest:media-type="image/gif" manifest:full-path="Pictures/10000200000000D3000000473EB80AD6.gif"/>
  <manifest:file-entry manifest:media-type="image/jpeg" manifest:full-path="Pictures/10000000000000C800000087C5F47D59.jpg"/>
  <manifest:file-entry manifest:media-type="image/png" manifest:full-path="Pictures/10000201000002860000005DD09785BB.png"/>
  <manifest:file-entry manifest:media-type="image/png" manifest:full-path="Pictures/10000000000000B10000004038BF2655.png"/>
  <manifest:file-entry manifest:media-type="image/gif" manifest:full-path="Pictures/10000000000000FB0000003D274E72DB.gif"/>
  <manifest:file-entry manifest:media-type="image/png" manifest:full-path="Pictures/10000201000000300000003093309EB4.png"/>
  <manifest:file-entry manifest:media-type="image/jpeg" manifest:full-path="Pictures/10000000000003550000038208E8E04D.jpg"/>
  <manifest:file-entry manifest:media-type="image/png" manifest:full-path="Pictures/10000201000000D20000003138441965.png"/>
  <manifest:file-entry manifest:media-type="image/png" manifest:full-path="Pictures/100002010000011B00000050C64496CF.png"/>
  <manifest:file-entry manifest:media-type="image/gif" manifest:full-path="Pictures/100000000000008E0000006DB96261E3.gif"/>
  <manifest:file-entry manifest:media-type="image/png" manifest:full-path="Pictures/10000201000001A40000006FD4BC5502.png"/>
  <manifest:file-entry manifest:media-type="image/png" manifest:full-path="Pictures/10000201000000E000000037D52C6581.png"/>
  <manifest:file-entry manifest:media-type="image/png" manifest:full-path="Pictures/10000201000000F10000006B7AB1CCC6.png"/>
  <manifest:file-entry manifest:media-type="image/jpeg" manifest:full-path="Pictures/100000000000012C0000012C20C9F9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756cm" svg:height="2.883cm" svg:x="6.769cm" svg:y="2.905cm">
          <draw:image xlink:href="Pictures/100000000000008E0000006DB96261E3.gif" xlink:type="simple" xlink:show="embed" xlink:actuate="onLoad">
            <text:p/>
          </draw:image>
        </draw:frame>
        <draw:frame draw:style-name="gr1" draw:text-style-name="P1" draw:layer="layout" svg:width="5.582cm" svg:height="1.878cm" svg:x="2.403cm" svg:y="14.335cm">
          <draw:image xlink:href="Pictures/10000201000002860000005DD09785BB.png" xlink:type="simple" xlink:show="embed" xlink:actuate="onLoad">
            <text:p/>
          </draw:image>
        </draw:frame>
        <draw:frame draw:style-name="gr1" draw:text-style-name="P1" draw:layer="layout" svg:width="5.582cm" svg:height="1.878cm" svg:x="12.43cm" svg:y="2.932cm">
          <draw:image xlink:href="Pictures/10000200000000D3000000473EB80AD6.gif" xlink:type="simple" xlink:show="embed" xlink:actuate="onLoad">
            <text:p/>
          </draw:image>
        </draw:frame>
        <draw:frame draw:style-name="gr1" draw:text-style-name="P1" draw:layer="layout" svg:width="5.555cm" svg:height="1.295cm" svg:x="13.065cm" svg:y="9.865cm">
          <draw:image xlink:href="Pictures/10000201000000D20000003138441965.png" xlink:type="simple" xlink:show="embed" xlink:actuate="onLoad">
            <text:p/>
          </draw:image>
        </draw:frame>
        <draw:frame draw:style-name="gr1" draw:text-style-name="P1" draw:layer="layout" svg:width="5.926cm" svg:height="1.454cm" svg:x="7.985cm" svg:y="16.24cm">
          <draw:image xlink:href="Pictures/10000201000000E000000037D52C6581.png" xlink:type="simple" xlink:show="embed" xlink:actuate="onLoad">
            <text:p/>
          </draw:image>
        </draw:frame>
        <draw:frame draw:style-name="gr1" draw:text-style-name="P1" draw:layer="layout" svg:width="4.682cm" svg:height="1.692cm" svg:x="14.098cm" svg:y="6.08cm">
          <draw:image xlink:href="Pictures/10000000000000B10000004038BF2655.png" xlink:type="simple" xlink:show="embed" xlink:actuate="onLoad">
            <text:p/>
          </draw:image>
        </draw:frame>
        <draw:frame draw:style-name="gr1" draw:text-style-name="P1" draw:layer="layout" svg:width="6.985cm" svg:height="1.905cm" svg:x="2.905cm" svg:y="20.685cm">
          <draw:image xlink:href="Pictures/10000201000001A40000006FD4BC5502.png" xlink:type="simple" xlink:show="embed" xlink:actuate="onLoad">
            <text:p/>
          </draw:image>
        </draw:frame>
        <draw:frame draw:style-name="gr1" draw:text-style-name="P1" draw:layer="layout" svg:width="7.986cm" svg:height="2.256cm" svg:x="11.16cm" svg:y="23.509cm">
          <draw:image xlink:href="Pictures/100002010000011B00000050C64496CF.png" xlink:type="simple" xlink:show="embed" xlink:actuate="onLoad">
            <text:p/>
          </draw:image>
        </draw:frame>
        <draw:frame draw:style-name="gr1" draw:text-style-name="P1" draw:layer="layout" svg:width="5.688cm" svg:height="1.401cm" svg:x="7.35cm" svg:y="7.35cm">
          <draw:image xlink:href="Pictures/10000200000000D700000035D98C8F54.gif" xlink:type="simple" xlink:show="embed" xlink:actuate="onLoad">
            <text:p/>
          </draw:image>
        </draw:frame>
        <draw:frame draw:style-name="gr1" draw:text-style-name="P1" draw:layer="layout" svg:width="4.065cm" svg:height="4.193cm" svg:x="14.97cm" svg:y="17.51cm">
          <draw:image xlink:href="Pictures/100000000000012C0000012C20C9F9EB.jpg" xlink:type="simple" xlink:show="embed" xlink:actuate="onLoad">
            <text:p/>
          </draw:image>
        </draw:frame>
        <draw:frame draw:style-name="gr1" draw:text-style-name="P1" draw:layer="layout" svg:width="6.64cm" svg:height="1.613cm" svg:x="1.98cm" svg:y="24.495cm">
          <draw:image xlink:href="Pictures/10000000000000FB0000003D274E72DB.gif" xlink:type="simple" xlink:show="embed" xlink:actuate="onLoad">
            <text:p/>
          </draw:image>
        </draw:frame>
        <draw:frame draw:style-name="gr1" draw:text-style-name="P1" draw:layer="layout" svg:width="5.616cm" svg:height="2.111cm" svg:x="1.099cm" svg:y="10.319cm">
          <draw:image xlink:href="Pictures/10000201000000F10000006B7AB1CCC6.png" xlink:type="simple" xlink:show="embed" xlink:actuate="onLoad">
            <text:p/>
          </draw:image>
        </draw:frame>
        <draw:frame draw:style-name="gr1" draw:text-style-name="P1" draw:layer="layout" svg:width="2.451cm" svg:height="6.878cm" svg:x="2.27cm" svg:y="1.742cm">
          <draw:image xlink:href="Pictures/100002010000014200000257307710A2.png" xlink:type="simple" xlink:show="embed" xlink:actuate="onLoad">
            <text:p/>
          </draw:image>
        </draw:frame>
        <draw:frame draw:style-name="gr1" draw:text-style-name="P1" draw:layer="layout" svg:width="1.353cm" svg:height="1.353cm" svg:x="15.522cm" svg:y="13.065cm">
          <draw:image xlink:href="Pictures/10000201000000300000003093309EB4.png" xlink:type="simple" xlink:show="embed" xlink:actuate="onLoad">
            <text:p/>
          </draw:image>
        </draw:frame>
        <draw:frame draw:style-name="gr1" draw:text-style-name="P1" draw:layer="layout" svg:width="3.508cm" svg:height="3.382cm" svg:x="3.54cm" svg:y="16.668cm">
          <draw:image xlink:href="Pictures/10000000000003550000038208E8E04D.jpg" xlink:type="simple" xlink:show="embed" xlink:actuate="onLoad">
            <text:p/>
          </draw:image>
        </draw:frame>
        <draw:frame draw:style-name="gr1" draw:text-style-name="P1" draw:layer="layout" svg:width="3.386cm" svg:height="2.285cm" svg:x="9.044cm" svg:y="12.05cm">
          <draw:image xlink:href="Pictures/10000000000000C800000087C5F47D5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gnus Wideberg</meta:initial-creator>
    <meta:creation-date>2010-07-02T17:25:23</meta:creation-date>
    <dc:date>2010-07-02T17:42:37</dc:date>
    <dc:creator>Magnus Wideberg</dc:creator>
    <meta:editing-duration>PT00H17M18S</meta:editing-duration>
    <meta:editing-cycles>3</meta:editing-cycles>
    <meta:generator>OpenOffice.org/3.2$Linux OpenOffice.org_project/320m12$Build-9483</meta:generator>
    <meta:document-statistic meta:object-count="16"/>
  </office:meta>
</office:document-meta>
</file>